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92in"/>
    </style:style>
    <style:style style:name="co2" style:family="table-column">
      <style:table-column-properties fo:break-before="auto" style:column-width="5.62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5744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2.975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3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 fo:font-size="10pt" fo:font-weight="bold"/>
    </style:style>
    <style:style style:name="ce2" style:family="table-cell" style:parent-style-name="Default">
      <style:text-properties style:font-name="Arial Narrow" fo:font-size="10pt" fo:font-weight="bold"/>
    </style:style>
    <style:style style:name="ce3" style:family="table-cell" style:parent-style-name="Default">
      <style:text-properties style:font-name="Arial Narrow" fo:font-size="10pt" style:text-underline-style="solid" style:text-underline-width="auto" style:text-underline-color="font-color" fo:font-weight="bold"/>
    </style:style>
    <style:style style:name="ce4" style:family="table-cell" style:parent-style-name="Default">
      <style:text-properties fo:color="#0000ff" style:font-name="Arial Narrow" fo:font-size="10pt" style:text-underline-style="none" fo:font-weight="bold"/>
    </style:style>
    <style:style style:name="ce5" style:family="table-cell" style:parent-style-name="Default">
      <style:text-properties style:font-name="Arial Narrow" fo:font-size="10pt" fo:font-weight="normal"/>
    </style:style>
    <style:style style:name="ce6" style:family="table-cell" style:parent-style-name="Default">
      <style:table-cell-properties fo:background-color="#cccccc" fo:wrap-option="wrap" fo:border="0.0008in solid #000000"/>
      <style:text-properties style:font-name="Arial Narrow" fo:font-size="10pt" fo:font-weight="normal"/>
    </style:style>
    <style:style style:name="ce7" style:family="table-cell" style:parent-style-name="Default">
      <style:table-cell-properties fo:background-color="#c0c0c0" fo:border="0.0008in solid #000000"/>
      <style:text-properties style:font-name="Arial Narrow" fo:font-size="10pt" fo:font-weight="normal"/>
    </style:style>
    <style:style style:name="ce8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 Narrow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fo:font-weight="normal"/>
    </style:style>
    <style:style style:name="ce10" style:family="table-cell" style:parent-style-name="Default">
      <style:text-properties style:font-name="Comic Sans MS" fo:font-size="10pt" fo:font-weight="normal"/>
    </style:style>
    <style:style style:name="ce11" style:family="table-cell" style:parent-style-name="Default" style:data-style-name="N107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 Narrow" fo:font-size="10pt" fo:font-weight="bold"/>
    </style:style>
    <style:style style:name="ce1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>
      <style:text-properties style:font-name="Comic Sans MS" fo:font-size="10pt"/>
    </style:style>
    <style:style style:name="ce15" style:family="table-cell" style:parent-style-name="Default">
      <style:text-properties style:font-name="Arial Narrow" fo:font-size="10pt"/>
    </style:style>
    <style:style style:name="ce16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 Narrow" fo:font-size="10pt" fo:font-weight="bold"/>
    </style:style>
    <style:style style:name="ce17" style:family="table-cell" style:parent-style-name="Default">
      <style:text-properties fo:font-weight="bold"/>
    </style:style>
    <style:style style:name="ce18" style:family="table-cell" style:parent-style-name="Default">
      <style:table-cell-properties fo:background-color="#cccccc" fo:border="0.0008in solid #000000"/>
      <style:text-properties style:font-name="Arial Narrow" fo:font-size="10pt" fo:font-weight="bold"/>
    </style:style>
    <style:style style:name="ce19" style:family="table-cell" style:parent-style-name="Default">
      <style:table-cell-properties fo:border="0.0008in solid #000000"/>
      <style:text-properties style:font-name="Arial Narrow" fo:font-size="10pt"/>
    </style:style>
    <style:style style:name="ce20" style:family="table-cell" style:parent-style-name="Default" style:data-style-name="N107">
      <style:table-cell-properties fo:background-color="#cccccc" fo:wrap-option="wrap" fo:border="0.0008in solid #000000"/>
      <style:text-properties style:font-name="Arial Narrow" fo:font-size="10pt" fo:font-weight="bold"/>
    </style:style>
    <style:style style:name="ce21" style:family="table-cell" style:parent-style-name="Default" style:data-style-name="N107">
      <style:table-cell-properties fo:background-color="#cccccc" fo:border="0.0008in solid #000000"/>
      <style:text-properties style:font-name="Arial Narrow" fo:font-weight="bold"/>
    </style:style>
  </office:automatic-styles>
  <office:body>
    <office:spreadsheet>
      <table:table table:name="Smoke Te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3" table:number-columns-repeated="246" table:default-cell-style-name="ce14"/>
        <table:table-row table:style-name="ro1" table:number-rows-repeated="2">
          <table:table-cell/>
          <table:table-cell table:style-name="ce2" table:number-columns-repeated="2"/>
          <table:table-cell table:style-name="ce15"/>
          <table:table-cell table:number-columns-repeated="246"/>
        </table:table-row>
        <table:table-row table:style-name="ro2">
          <table:table-cell/>
          <table:table-cell table:style-name="ce3" office:value-type="string">
            <text:p>Smoke Test Results -Mashup Server</text:p>
          </table:table-cell>
          <table:table-cell table:style-name="ce2"/>
          <table:table-cell table:style-name="ce15"/>
          <table:table-cell table:number-columns-repeated="246"/>
        </table:table-row>
        <table:table-row table:style-name="ro1">
          <table:table-cell/>
          <table:table-cell table:style-name="ce3"/>
          <table:table-cell table:style-name="ce2"/>
          <table:table-cell table:style-name="ce15"/>
          <table:table-cell table:number-columns-repeated="246"/>
        </table:table-row>
        <table:table-row table:style-name="ro2">
          <table:table-cell/>
          <table:table-cell table:style-name="ce4" office:value-type="string">
            <text:p>Test Env : Win 2003, JDK1.5, FF2.0/IE7</text:p>
          </table:table-cell>
          <table:table-cell table:style-name="ce2"/>
          <table:table-cell table:style-name="ce15"/>
          <table:table-cell table:number-columns-repeated="246"/>
        </table:table-row>
        <table:table-row table:style-name="ro1">
          <table:table-cell/>
          <table:table-cell table:style-name="ce5"/>
          <table:table-cell table:style-name="ce2"/>
          <table:table-cell table:style-name="ce15"/>
          <table:table-cell table:number-columns-repeated="246"/>
        </table:table-row>
        <table:table-row table:style-name="ro2">
          <table:table-cell/>
          <table:table-cell table:style-name="ce6" table:number-columns-spanned="1" table:number-rows-spanned="2"/>
          <table:table-cell table:style-name="ce11" office:value-type="float" office:value="1" table:number-columns-spanned="2" table:number-rows-spanned="1">
            <text:p>1.0</text:p>
          </table:table-cell>
          <table:covered-table-cell table:style-name="ce16"/>
          <table:table-cell table:number-columns-repeated="246"/>
        </table:table-row>
        <table:table-row table:style-name="ro1">
          <table:table-cell/>
          <table:covered-table-cell table:style-name="ce7"/>
          <table:table-cell table:style-name="ce12" office:value-type="string">
            <text:p>FF</text:p>
          </table:table-cell>
          <table:table-cell table:style-name="ce12" office:value-type="string">
            <text:p>IE7</text:p>
          </table:table-cell>
          <table:table-cell table:number-columns-repeated="24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8" office:value-type="string">
            <text:p>Install and do admin registration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8" office:value-type="string">
            <text:p>Login and do Inforcard registration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8" office:value-type="string">
            <text:p>Login, signout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8" office:value-type="string">
            <text:p>Create a new Mashup, apply changes, discard changes, save change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8" office:value-type="string">
            <text:p>Access Stubs generator, navigate to a valid wsdl, generate the stub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8" office:value-type="string">
            <text:p>Access Stubs generator, give the URL for a valid wsdl, generate the stub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8" office:value-type="string">
            <text:p>Access Scraping assistant and create a scraper configuration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8" office:value-type="string">
            <text:p>Create a mashup, share it with another mashup server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8" office:value-type="string">
            <text:p>Create a mashup, share it with mooshup.com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8" office:value-type="string">
            <text:p>Create a mashup, share it with a different user in the same server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8" office:value-type="string">
            <text:p>Go to mooshup.com and download your mashup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8" office:value-type="string">
            <text:p>Go to a system mashup and download it (from admin login)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8" office:value-type="string">
            <text:p>Go to a user mashup and download it (from admin login)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8" office:value-type="string">
            <text:p>Create a mashup, delete it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8" office:value-type="string">
            <text:p>Create a mashup, deploy it, edit and redeploy.</text:p>
          </table:table-cell>
          <table:table-cell table:style-name="ce13" table:number-columns-repeated="2"/>
          <table:table-cell table:number-columns-repeated="24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8" office:value-type="string">
            <text:p>Create a mashup, deploy it, edit again and introduce a fault and check if the mashup is identified as a faulty service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8" office:value-type="string">
            <text:p>Go to a mahup home page, comment it, delete the comment, re-comment</text:p>
          </table:table-cell>
          <table:table-cell table:style-name="ce13" table:number-columns-repeated="2"/>
          <table:table-cell table:number-columns-repeated="2"/>
          <table:table-cell table:style-name="Default"/>
          <table:table-cell table:number-columns-repeated="243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8" office:value-type="string">
            <text:p>Go to a mahup home page, tag it, delete the tag, re-tag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8" office:value-type="string">
            <text:p>Rate mashup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8" office:value-type="string">
            <text:p>Search for My Mashup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8" office:value-type="string">
            <text:p>Search for my comment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8" office:value-type="string">
            <text:p>Search for everyone's mashup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8" office:value-type="string">
            <text:p>Change the system days by 7 days, perform some tasks and Search for activities within last 7 day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8" office:value-type="string">
            <text:p>Change the syteam days by 30 days, perform some tasks and Search for activities within last 30 days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8" office:value-type="string">
            <text:p>Login as admin and add a user, change to new users account and check the available tasks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8" office:value-type="string">
            <text:p>Login as admin user and delete a normal user account. Try login using the deleted account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8" office:value-type="string">
            <text:p>Login as admin and try to edit the user name of a system user. -should be non-editable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8" office:value-type="string">
            <text:p>Login as admin and change password of a system user - -should be non-editable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8" office:value-type="string">
            <text:p>Login as admin and delete the system user without purging data -user should appear crossed</text:p>
          </table:table-cell>
          <table:table-cell table:style-name="ce13" table:number-columns-repeated="2"/>
          <table:table-cell table:number-columns-repeated="246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8" office:value-type="string">
            <text:p>Login as admin and delete the system user while purging data -user should get deleted, related resources should be undeployed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8" office:value-type="string">
            <text:p>Login as admin, edit own profile. -Should be successful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8" office:value-type="string">
            <text:p>Login as admin and allow Internet guests. Sign-up a new account, check email verification and login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8" office:value-type="string">
            <text:p>Create an inforcard account to a normal user, login and create a Mashup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8" office:value-type="string">
            <text:p>Register using inforcard and login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8" office:value-type="string">
            <text:p>Create a service with system level and service level annotations, tryit, check wsdl,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8" office:value-type="string">
            <text:p>Create a service with xml schema annotations and tryit, check wsdl and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8" office:value-type="string">
            <text:p>Create a service containing email host object, tryit, check wsdl,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8" office:value-type="string">
            <text:p>Create a service containing IM host object, tryit.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8" office:value-type="string">
            <text:p>Create a service exercising File host object, try it, check wsdl,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8" office:value-type="string">
            <text:p>Create a service exercising ATOM host object, try it, check wsdl,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8" office:value-type="string">
            <text:p>Create a service exercising FEED host object, try it, check wsdl, API doc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8" office:value-type="string">
            <text:p>Go to a system mashup and download it (from normal user login)</text:p>
          </table:table-cell>
          <table:table-cell table:style-name="ce13" table:number-columns-repeated="2"/>
          <table:table-cell table:number-columns-repeated="24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8" office:value-type="string">
            <text:p>Go to a user mashup and download it (from normal user login)</text:p>
          </table:table-cell>
          <table:table-cell table:style-name="ce13" table:number-columns-repeated="2"/>
          <table:table-cell table:number-columns-repeated="246"/>
        </table:table-row>
        <table:table-row table:style-name="ro1" table:number-rows-repeated="4">
          <table:table-cell/>
          <table:table-cell table:style-name="ce9"/>
          <table:table-cell table:style-name="Default" table:number-columns-repeated="2"/>
          <table:table-cell table:number-columns-repeated="246"/>
        </table:table-row>
        <table:table-row table:style-name="ro1">
          <table:table-cell/>
          <table:table-cell table:style-name="ce5"/>
          <table:table-cell table:style-name="Default" table:number-columns-repeated="2"/>
          <table:table-cell table:number-columns-repeated="246"/>
        </table:table-row>
        <table:table-row table:style-name="ro1" table:number-rows-repeated="19">
          <table:table-cell table:number-columns-repeated="2"/>
          <table:table-cell table:style-name="Default" table:number-columns-repeated="2"/>
          <table:table-cell table:number-columns-repeated="246"/>
        </table:table-row>
        <table:table-row table:style-name="ro1" table:number-rows-repeated="65460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Installation Test" table:style-name="ta1" table:print="false">
        <office:forms form:automatic-focus="false" form:apply-design-mode="false"/>
        <table:table-column table:style-name="co5" table:default-cell-style-name="ce19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7" office:value-type="string">
            <text:p>Installation Tests -Mashup Server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2">
          <table:table-cell table:style-name="ce4" office:value-type="string">
            <text:p>Test Env : Win 2003, JDK1.5, FF2.0/IE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ce18" office:value-type="string">
            <text:p>Installation Tests</text:p>
          </table:table-cell>
          <table:table-cell table:style-name="ce20" office:value-type="float" office:value="1">
            <text:p>1.0</text:p>
          </table:table-cell>
          <table:table-cell table:style-name="ce21"/>
        </table:table-row>
        <table:table-row table:style-name="ro1">
          <table:table-cell office:value-type="string">
            <text:p>.zip</text:p>
          </table:table-cell>
          <table:table-cell table:style-name="ce13" table:number-columns-repeated="2"/>
        </table:table-row>
        <table:table-row table:style-name="ro1">
          <table:table-cell office:value-type="string">
            <text:p>.exe</text:p>
          </table:table-cell>
          <table:table-cell table:style-name="ce13" table:number-columns-repeated="2"/>
        </table:table-row>
        <table:table-row table:style-name="ro1">
          <table:table-cell office:value-type="string">
            <text:p>.src</text:p>
          </table:table-cell>
          <table:table-cell table:style-name="ce13" table:number-columns-repeated="2"/>
        </table:table-row>
      </table:table>
      <table:table table:name="Special tests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3">03/13/2008</text:date>, <text:time>11:3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2-13T10:35:23</meta:creation-date>
    <dc:date>2008-03-13T11:36:10</dc:date>
    <dc:language>en-US</dc:language>
    <meta:editing-cycles>26</meta:editing-cycles>
    <meta:editing-duration>PT16H6M35S</meta:editing-duration>
    <meta:user-defined meta:name="Info 1"/>
    <meta:user-defined meta:name="Info 2"/>
    <meta:user-defined meta:name="Info 3"/>
    <meta:user-defined meta:name="Info 4"/>
    <meta:document-statistic meta:table-count="3" meta:cell-count="98"/>
  </office:meta>
</office:document-meta>
</file>